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text-properties style:font-name="Times" fo:font-size="12.0pt"/>
    </style:style>
    <style:style style:name="TableColumn1" style:family="table-column">
      <style:table-column-properties style:column-width="3.4625in" style:rel-column-width="32767*"/>
    </style:style>
  </office:automatic-styles>
  <office:body>
    <office:text>
      <text:p text:style-name="P1">Oliver,</text:p>
      <text:p text:style-name="P1"/>
      <text:p text:style-name="P1">Here are (attached) actual fit results for set3 with both EP1 and MOT models.</text:p>
      <text:p text:style-name="P1"/>
      <text:p text:style-name="P1">For both sets:</text:p>
      <text:p text:style-name="P1">rc = 3.468 A = 1.25 x latt. const of Pt</text:p>
      <text:p text:style-name="P1">alpha = 5</text:p>
      <text:p text:style-name="P1"/>
      <text:p text:style-name="P1">The reason I'm sending you new EP1 fit with set3 is that the last one has been fitted using rc for Ni (my mistake, sorry!). The new parameters are not very different.</text:p>
      <text:p text:style-name="P1"/>
      <text:p text:style-name="P1">The parameters of the MOT model fitted to the same set3 I think are also physical unlike the ones with set10. You can try what is the potential energy surface with them.</text:p>
      <text:p text:style-name="P1"/>
      <text:p text:style-name="P1">Finally, I attach a script which converts my format of parameters into yours.Use it this way:</text:p>
      <text:p text:style-name="P1"/>
      <text:p text:style-name="P1">./pfit2rf &lt; parameters_from_Ivailo</text:p>
      <text:p text:style-name="P1"/>
      <text:p text:style-name="P1">Ivailo</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